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paragraph-properties fo:margin-top="0in" fo:margin-bottom="0.1965in" style:contextual-spacing="false"/>
    </style:style>
    <style:style style:name="T1" style:family="text">
      <style:text-properties fo:font-weight="bold"/>
    </style:style>
    <style:style style:name="T2" style:family="text">
      <style:text-properties fo:font-style="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We need to install several packages to execute the examples in this tutorial. </text:p>
      <text:p text:style-name="Text_20_body">If you don't already have MySQL installed, we must install it. </text:p>
      <text:p text:style-name="P1">$ sudo apt-get install mysql-server</text:p>
      <text:p text:style-name="Text_20_body">This command installs the MySQL server and various other packages. While installing the package, we are prompted to enter a password for the MySQL root account. </text:p>
      <text:p text:style-name="Preformatted_20_Text">$ apt-cache search MySQLdb</text:p>
      <text:p text:style-name="Preformatted_20_Text">python-mysqldb - A Python interface to MySQL</text:p>
      <text:p text:style-name="Preformatted_20_Text">python-mysqldb-dbg - A Python interface to MySQL (debug extension)</text:p>
      <text:p text:style-name="Preformatted_20_Text">bibus - bibliographic database</text:p>
      <text:p text:style-name="P1">eikazo - graphical frontend for SANE designed for mass-scanning</text:p>
      <text:p text:style-name="Text_20_body">We don't know the package name for the MySQLdb module. We use the <text:span text:style-name="T1">apt-cache</text:span> command to figure it out. </text:p>
      <text:p text:style-name="P1">$ sudo apt-get install python-mysqldb</text:p>
      <text:p text:style-name="Text_20_body">Here we install the Python interface to the MySQL database. Both _mysql and MySQL modules. </text:p>
      <text:p text:style-name="Text_20_body">Next, we are going to create a new database user and a new database. We use the mysql client. </text:p>
      <text:p text:style-name="Preformatted_20_Text">$ mysql -u root -p</text:p>
      <text:p text:style-name="Preformatted_20_Text">Enter password: </text:p>
      <text:p text:style-name="Preformatted_20_Text">Welcome to the MySQL monitor. <text:s/>Commands end with ; or \g.</text:p>
      <text:p text:style-name="Preformatted_20_Text">Your MySQL connection id is 30</text:p>
      <text:p text:style-name="Preformatted_20_Text">Server version: 5.0.67-0ubuntu6 (Ubuntu)</text:p>
      <text:p text:style-name="Preformatted_20_Text"/>
      <text:p text:style-name="Preformatted_20_Text">Type 'help;' or '\h' for help. Type '\c' to clear the buffer.</text:p>
      <text:p text:style-name="Preformatted_20_Text"/>
      <text:p text:style-name="Preformatted_20_Text">mysql&gt; SHOW DATABASES;</text:p>
      <text:p text:style-name="Preformatted_20_Text">+--------------------+</text:p>
      <text:p text:style-name="Preformatted_20_Text">| Database <text:s text:c="10"/>|</text:p>
      <text:p text:style-name="Preformatted_20_Text">+--------------------+</text:p>
      <text:p text:style-name="Preformatted_20_Text">| information_schema | </text:p>
      <text:p text:style-name="Preformatted_20_Text">| mysql <text:s text:c="13"/>| </text:p>
      <text:p text:style-name="Preformatted_20_Text">+--------------------+</text:p>
      <text:p text:style-name="P1">2 rows in set (0.00 sec)</text:p>
      <text:p text:style-name="Text_20_body">We connect to the database using the root account. We show all available databases with the SHOW DATABASES statement. </text:p>
      <text:p text:style-name="Preformatted_20_Text">mysql&gt; CREATE DATABASE testdb;</text:p>
      <text:p text:style-name="P1">Query OK, 1 row affected (0.02 sec)</text:p>
      <text:p text:style-name="Text_20_body">We create a new <text:span text:style-name="T1">testdb</text:span> database. We will use this database throughout the tutorial. </text:p>
      <text:p text:style-name="Preformatted_20_Text">mysql&gt; CREATE USER 'testuser'@'localhost' IDENTIFIED BY 'test623';</text:p>
      <text:p text:style-name="Preformatted_20_Text">Query OK, 0 rows affected (0.00 sec)</text:p>
      <text:p text:style-name="Preformatted_20_Text"/>
      <text:p text:style-name="Preformatted_20_Text">mysql&gt; USE testdb;</text:p>
      <text:p text:style-name="Preformatted_20_Text">Database changed</text:p>
      <text:p text:style-name="Preformatted_20_Text"/>
      <text:p text:style-name="Preformatted_20_Text">mysql&gt; GRANT ALL ON testdb.* TO 'testuser'@'localhost';</text:p>
      <text:p text:style-name="Preformatted_20_Text">Query OK, 0 rows affected (0.00 sec)</text:p>
      <text:p text:style-name="Preformatted_20_Text"/>
      <text:p text:style-name="Preformatted_20_Text">mysql&gt; quit;</text:p>
      <text:p text:style-name="P1"><text:soft-page-break/>Bye</text:p>
      <text:p text:style-name="Text_20_body">We create a new database user. We grant all privileges to this user for all tables of the testdb database. </text:p>
      <text:h text:style-name="Heading_20_2" text:outline-level="2">_mysql module</text:h>
      <text:p text:style-name="Text_20_body">The <text:span text:style-name="Source_20_Text">_mysql</text:span> module implements the MySQL C API directly. It is not compatible with the Python DB API interface. Generally, the programmers prefer the object oriented MySQLdb module. We will concern ourself with the latter module. Here we present only one small example with the _mysql module. </text:p>
      <text:p text:style-name="Preformatted_20_Text">#!/usr/bin/python</text:p>
      <text:p text:style-name="Preformatted_20_Text"># -*- coding: utf-8 -*-</text:p>
      <text:p text:style-name="Preformatted_20_Text"/>
      <text:p text:style-name="Preformatted_20_Text">import _mysql</text:p>
      <text:p text:style-name="Preformatted_20_Text">import sys</text:p>
      <text:p text:style-name="Preformatted_20_Text"/>
      <text:p text:style-name="Preformatted_20_Text">try:</text:p>
      <text:p text:style-name="Preformatted_20_Text"><text:s text:c="4"/>con = _mysql.connect('localhost', 'testuser', 'test623', 'testdb')</text:p>
      <text:p text:style-name="Preformatted_20_Text"><text:s text:c="8"/></text:p>
      <text:p text:style-name="Preformatted_20_Text"><text:s text:c="4"/>con.query("SELECT VERSION()")</text:p>
      <text:p text:style-name="Preformatted_20_Text"><text:s text:c="4"/>result = con.use_result()</text:p>
      <text:p text:style-name="Preformatted_20_Text"><text:s text:c="4"/></text:p>
      <text:p text:style-name="Preformatted_20_Text"><text:s text:c="4"/>print "MySQL version: %s" % \</text:p>
      <text:p text:style-name="Preformatted_20_Text"><text:s text:c="8"/>result.fetch_row()[0]</text:p>
      <text:p text:style-name="Preformatted_20_Text"><text:s text:c="4"/></text:p>
      <text:p text:style-name="Preformatted_20_Text">except _mysql.Error, e:</text:p>
      <text:p text:style-name="Preformatted_20_Text"><text:s text:c="2"/></text:p>
      <text:p text:style-name="Preformatted_20_Text"><text:s text:c="4"/>print "Error %d: %s" % (e.args[0], e.args[1])</text:p>
      <text:p text:style-name="Preformatted_20_Text"><text:s text:c="4"/>sys.exit(1)</text:p>
      <text:p text:style-name="Preformatted_20_Text"/>
      <text:p text:style-name="Preformatted_20_Text">finally:</text:p>
      <text:p text:style-name="Preformatted_20_Text"><text:s text:c="4"/></text:p>
      <text:p text:style-name="Preformatted_20_Text"><text:s text:c="4"/>if con:</text:p>
      <text:p text:style-name="P1"><text:s text:c="8"/>con.close()</text:p>
      <text:p text:style-name="Text_20_body">The example will get and print the version of the MySQL database. For this, we use the <text:span text:style-name="Source_20_Text">SELECT VERSION()</text:span> SQL statement. </text:p>
      <text:h text:style-name="Heading_20_2" text:outline-level="2">MySQLdb module</text:h>
      <text:p text:style-name="Text_20_body">MySQLdb is a thin Python wrapper around _mysql. It is compatible with the Python DB API, which makes the code more portable. Using this model is the preferred way of working with the MySQL. </text:p>
      <text:h text:style-name="Heading_20_2" text:outline-level="2">First example</text:h>
      <text:p text:style-name="Text_20_body">In the first example, we will get the version of the MySQL database. </text:p>
      <text:p text:style-name="Preformatted_20_Text">#!/usr/bin/python</text:p>
      <text:p text:style-name="Preformatted_20_Text"># -*- coding: utf-8 -*-</text:p>
      <text:p text:style-name="Preformatted_20_Text"/>
      <text:p text:style-name="Preformatted_20_Text">import MySQLdb as mdb</text:p>
      <text:p text:style-name="Preformatted_20_Text">import sys</text:p>
      <text:p text:style-name="Preformatted_20_Text"/>
      <text:p text:style-name="Preformatted_20_Text"><text:soft-page-break/>try:</text:p>
      <text:p text:style-name="Preformatted_20_Text"><text:s text:c="4"/>con = mdb.connect('localhost', 'testuser', 'test623', 'testdb');</text:p>
      <text:p text:style-name="Preformatted_20_Text"/>
      <text:p text:style-name="Preformatted_20_Text"><text:s text:c="4"/>cur = con.cursor()</text:p>
      <text:p text:style-name="Preformatted_20_Text"><text:s text:c="4"/>cur.execute("SELECT VERSION()")</text:p>
      <text:p text:style-name="Preformatted_20_Text"/>
      <text:p text:style-name="Preformatted_20_Text"><text:s text:c="4"/>ver = cur.fetchone()</text:p>
      <text:p text:style-name="Preformatted_20_Text"><text:s text:c="4"/></text:p>
      <text:p text:style-name="Preformatted_20_Text"><text:s text:c="4"/>print "Database version : %s " % ver</text:p>
      <text:p text:style-name="Preformatted_20_Text"><text:s text:c="4"/></text:p>
      <text:p text:style-name="Preformatted_20_Text">except mdb.Error, e:</text:p>
      <text:p text:style-name="Preformatted_20_Text"><text:s text:c="2"/></text:p>
      <text:p text:style-name="Preformatted_20_Text"><text:s text:c="4"/>print "Error %d: %s" % (e.args[0],e.args[1])</text:p>
      <text:p text:style-name="Preformatted_20_Text"><text:s text:c="4"/>sys.exit(1)</text:p>
      <text:p text:style-name="Preformatted_20_Text"><text:s text:c="4"/></text:p>
      <text:p text:style-name="Preformatted_20_Text">finally: <text:s text:c="3"/></text:p>
      <text:p text:style-name="Preformatted_20_Text"><text:s text:c="8"/></text:p>
      <text:p text:style-name="Preformatted_20_Text"><text:s text:c="4"/>if con: <text:s text:c="3"/></text:p>
      <text:p text:style-name="P1"><text:s text:c="8"/>con.close()</text:p>
      <text:p text:style-name="Text_20_body">In this script, we connect to the testdb database and execute the <text:span text:style-name="Source_20_Text">SELECT VERSION()</text:span> statement. This will return the current version of the MySQL database. We print it to the console. </text:p>
      <text:p text:style-name="P1">import MySQLdb as mdb</text:p>
      <text:p text:style-name="Text_20_body">We import the <text:span text:style-name="Source_20_Text">MySQLdb</text:span> module. </text:p>
      <text:p text:style-name="Preformatted_20_Text">con = mdb.connect('localhost', 'testuser', </text:p>
      <text:p text:style-name="P1"><text:s text:c="4"/>'test623', 'testdb');</text:p>
      <text:p text:style-name="Text_20_body">We connect to the database. The <text:span text:style-name="Source_20_Text">connect()</text:span> method has four parameters. The first parameter is the host, where the MySQL database is located. In our case it is a localhost, e.g. our computer. The second parameter is the database user name. It is followed by the user's account password. The final parameter is the database name. </text:p>
      <text:p text:style-name="Preformatted_20_Text">cur = con.cursor()</text:p>
      <text:p text:style-name="P1">cur.execute("SELECT VERSION()")</text:p>
      <text:p text:style-name="Text_20_body">From the connection, we get the cursor object. The cursor is used to traverse the records from the result set. We call the <text:span text:style-name="Source_20_Text">execute()</text:span> method of the cursor and execute the SQL statement. </text:p>
      <text:p text:style-name="P1">ver = cur.fetchone()</text:p>
      <text:p text:style-name="Text_20_body">We fetch the data. Since we retrieve only one record, we call the <text:span text:style-name="Source_20_Text">fetchone()</text:span> method. </text:p>
      <text:p text:style-name="P1">print "Database version : %s " % ver</text:p>
      <text:p text:style-name="Text_20_body">We print the data that we have retrieved to the console. </text:p>
      <text:p text:style-name="Preformatted_20_Text">except mdb.Error, e:</text:p>
      <text:p text:style-name="Preformatted_20_Text"><text:s text:c="2"/></text:p>
      <text:p text:style-name="Preformatted_20_Text"><text:s text:c="4"/>print "Error %d: %s" % (e.args[0],e.args[1])</text:p>
      <text:p text:style-name="P1"><text:s text:c="4"/>sys.exit(1)</text:p>
      <text:p text:style-name="Text_20_body">We check for errors. This is important, since working with databases is error prone. </text:p>
      <text:p text:style-name="Preformatted_20_Text">finally: <text:s text:c="3"/></text:p>
      <text:p text:style-name="Preformatted_20_Text"><text:soft-page-break/><text:s text:c="8"/></text:p>
      <text:p text:style-name="Preformatted_20_Text"><text:s text:c="4"/>if con: <text:s text:c="3"/></text:p>
      <text:p text:style-name="P1"><text:s text:c="8"/>con.close()</text:p>
      <text:p text:style-name="Text_20_body">In the final step, we release the resources. </text:p>
      <text:p text:style-name="Preformatted_20_Text">$ ./version.py</text:p>
      <text:p text:style-name="P1">Database version : 5.5.9 </text:p>
      <text:p text:style-name="Text_20_body">The output might look like the above. </text:p>
      <text:h text:style-name="Heading_20_2" text:outline-level="2">Creating and populating a table</text:h>
      <text:p text:style-name="Text_20_body">We create a table and populate it with some data. </text:p>
      <text:p text:style-name="Preformatted_20_Text">#!/usr/bin/python</text:p>
      <text:p text:style-name="Preformatted_20_Text"># -*- coding: utf-8 -*-</text:p>
      <text:p text:style-name="Preformatted_20_Text"/>
      <text:p text:style-name="Preformatted_20_Text">import MySQLdb as mdb</text:p>
      <text:p text:style-name="Preformatted_20_Text"/>
      <text:p text:style-name="Preformatted_20_Text">con = mdb.connect('localhost', 'testuser', 'test623', 'testdb');</text:p>
      <text:p text:style-name="Preformatted_20_Text"/>
      <text:p text:style-name="Preformatted_20_Text">with con:</text:p>
      <text:p text:style-name="Preformatted_20_Text"><text:s text:c="4"/></text:p>
      <text:p text:style-name="Preformatted_20_Text"><text:s text:c="4"/>cur = con.cursor()</text:p>
      <text:p text:style-name="Preformatted_20_Text"><text:s text:c="4"/>cur.execute("DROP TABLE IF EXISTS Writers")</text:p>
      <text:p text:style-name="Preformatted_20_Text"><text:s text:c="4"/>cur.execute("CREATE TABLE Writers(Id INT PRIMARY KEY AUTO_INCREMENT, \</text:p>
      <text:p text:style-name="Preformatted_20_Text"><text:s text:c="17"/>Name VARCHAR(25))")</text:p>
      <text:p text:style-name="Preformatted_20_Text"><text:s text:c="4"/>cur.execute("INSERT INTO Writers(Name) VALUES('Jack London')")</text:p>
      <text:p text:style-name="Preformatted_20_Text"><text:s text:c="4"/>cur.execute("INSERT INTO Writers(Name) VALUES('Honore de Balzac')")</text:p>
      <text:p text:style-name="Preformatted_20_Text"><text:s text:c="4"/>cur.execute("INSERT INTO Writers(Name) VALUES('Lion Feuchtwanger')")</text:p>
      <text:p text:style-name="Preformatted_20_Text"><text:s text:c="4"/>cur.execute("INSERT INTO Writers(Name) VALUES('Emile Zola')")</text:p>
      <text:p text:style-name="P1"><text:s text:c="4"/>cur.execute("INSERT INTO Writers(Name) VALUES('Truman Capote')")</text:p>
      <text:p text:style-name="Text_20_body">We create a Writers table and add five authors to it. </text:p>
      <text:p text:style-name="P1">with con:</text:p>
      <text:p text:style-name="Text_20_body">With the with keyword, the Python interpreter automatically releases the resources. It also provides error handling. </text:p>
      <text:p text:style-name="Preformatted_20_Text">cur.execute("CREATE TABLE Writers(Id INT PRIMARY KEY AUTO_INCREMENT, \</text:p>
      <text:p text:style-name="P1"><text:s text:c="16"/>Name VARCHAR(25))")</text:p>
      <text:p text:style-name="Text_20_body">This SQL statement creates a new database table called Writers. It has two columns. Id and Name. </text:p>
      <text:p text:style-name="Preformatted_20_Text">cur.execute("INSERT INTO Writers(Name) VALUES('Jack London')")</text:p>
      <text:p text:style-name="Preformatted_20_Text">cur.execute("INSERT INTO Writers(Name) VALUES('Honore de Balzac')")</text:p>
      <text:p text:style-name="P1">...</text:p>
      <text:p text:style-name="Text_20_body">We use the <text:span text:style-name="Source_20_Text">INSERT</text:span> statement to insert authors to the table. Here we add two rows. </text:p>
      <text:p text:style-name="Preformatted_20_Text">mysql&gt; SELECT * FROM Writers;</text:p>
      <text:p text:style-name="Preformatted_20_Text">+----+-------------------+</text:p>
      <text:p text:style-name="Preformatted_20_Text">| Id | Name <text:s text:c="13"/>|</text:p>
      <text:p text:style-name="Preformatted_20_Text">+----+-------------------+</text:p>
      <text:p text:style-name="Preformatted_20_Text">| <text:s/>1 | Jack London <text:s text:c="6"/>|</text:p>
      <text:p text:style-name="Preformatted_20_Text"><text:soft-page-break/>| <text:s/>2 | Honore de Balzac <text:s/>|</text:p>
      <text:p text:style-name="Preformatted_20_Text">| <text:s/>3 | Lion Feuchtwanger |</text:p>
      <text:p text:style-name="Preformatted_20_Text">| <text:s/>4 | Emile Zola <text:s text:c="7"/>|</text:p>
      <text:p text:style-name="Preformatted_20_Text">| <text:s/>5 | Truman Capote <text:s text:c="4"/>|</text:p>
      <text:p text:style-name="Preformatted_20_Text">+----+-------------------+</text:p>
      <text:p text:style-name="P1">5 rows in set (0.00 sec)</text:p>
      <text:p text:style-name="Text_20_body">After executing the script, we use the <text:span text:style-name="Source_20_Text">mysql</text:span> client tool to select all data from the Writers table. </text:p>
      <text:h text:style-name="Heading_20_2" text:outline-level="2">Retrieving data</text:h>
      <text:p text:style-name="Text_20_body">Now, that we have inserted some data into the database, we want to get it back. </text:p>
      <text:p text:style-name="Preformatted_20_Text">#!/usr/bin/python</text:p>
      <text:p text:style-name="Preformatted_20_Text"># -*- coding: utf-8 -*-</text:p>
      <text:p text:style-name="Preformatted_20_Text"/>
      <text:p text:style-name="Preformatted_20_Text">import MySQLdb as mdb</text:p>
      <text:p text:style-name="Preformatted_20_Text"/>
      <text:p text:style-name="Preformatted_20_Text">con = mdb.connect('localhost', 'testuser', 'test623', 'testdb');</text:p>
      <text:p text:style-name="Preformatted_20_Text"/>
      <text:p text:style-name="Preformatted_20_Text">with con: </text:p>
      <text:p text:style-name="Preformatted_20_Text"/>
      <text:p text:style-name="Preformatted_20_Text"><text:s text:c="4"/>cur = con.cursor()</text:p>
      <text:p text:style-name="Preformatted_20_Text"><text:s text:c="4"/>cur.execute("SELECT * FROM Writers")</text:p>
      <text:p text:style-name="Preformatted_20_Text"/>
      <text:p text:style-name="Preformatted_20_Text"><text:s text:c="4"/>rows = cur.fetchall()</text:p>
      <text:p text:style-name="Preformatted_20_Text"/>
      <text:p text:style-name="Preformatted_20_Text"><text:s text:c="4"/>for row in rows:</text:p>
      <text:p text:style-name="P1"><text:s text:c="8"/>print row</text:p>
      <text:p text:style-name="Text_20_body">In this example, we retrieve all data from the Writers table. </text:p>
      <text:p text:style-name="P1">cur.execute("SELECT * FROM Writers")</text:p>
      <text:p text:style-name="Text_20_body">This SQL statement selects all data from the Writers table. </text:p>
      <text:p text:style-name="P1">rows = cur.fetchall()</text:p>
      <text:p text:style-name="Text_20_body">The <text:span text:style-name="Source_20_Text">fetchall()</text:span> method gets all records. It returns a result set. Technically, it is a tuple of tuples. Each of the inner tuples represent a row in the table. </text:p>
      <text:p text:style-name="Preformatted_20_Text">for row in rows:</text:p>
      <text:p text:style-name="P1"><text:s text:c="4"/>print row</text:p>
      <text:p text:style-name="Text_20_body">We print the data to the console, row by row. </text:p>
      <text:p text:style-name="Preformatted_20_Text">$ ./retrieve.py</text:p>
      <text:p text:style-name="Preformatted_20_Text">(1L, 'Jack London')</text:p>
      <text:p text:style-name="Preformatted_20_Text">(2L, 'Honore de Balzac')</text:p>
      <text:p text:style-name="Preformatted_20_Text">(3L, 'Lion Feuchtwanger')</text:p>
      <text:p text:style-name="Preformatted_20_Text">(4L, 'Emile Zola')</text:p>
      <text:p text:style-name="P1">(5L, 'Truman Capote')</text:p>
      <text:p text:style-name="Text_20_body">This is the output of the example. </text:p>
      <text:p text:style-name="Horizontal_20_Line"/>
      <text:p text:style-name="Text_20_body"><text:soft-page-break/>Returning all data at a time may not be feasible. We can fetch rows one by one. </text:p>
      <text:p text:style-name="Preformatted_20_Text">#!/usr/bin/python</text:p>
      <text:p text:style-name="Preformatted_20_Text"># -*- coding: utf-8 -*-</text:p>
      <text:p text:style-name="Preformatted_20_Text"/>
      <text:p text:style-name="Preformatted_20_Text">import MySQLdb as mdb</text:p>
      <text:p text:style-name="Preformatted_20_Text"/>
      <text:p text:style-name="Preformatted_20_Text">con = mdb.connect('localhost', 'testuser', 'test623', 'testdb');</text:p>
      <text:p text:style-name="Preformatted_20_Text"/>
      <text:p text:style-name="Preformatted_20_Text">with con:</text:p>
      <text:p text:style-name="Preformatted_20_Text"/>
      <text:p text:style-name="Preformatted_20_Text"><text:s text:c="4"/>cur = con.cursor()</text:p>
      <text:p text:style-name="Preformatted_20_Text"><text:s text:c="4"/>cur.execute("SELECT * FROM Writers")</text:p>
      <text:p text:style-name="Preformatted_20_Text"/>
      <text:p text:style-name="Preformatted_20_Text"><text:s text:c="4"/>for i in range(cur.rowcount):</text:p>
      <text:p text:style-name="Preformatted_20_Text"><text:s text:c="8"/></text:p>
      <text:p text:style-name="Preformatted_20_Text"><text:s text:c="8"/>row = cur.fetchone()</text:p>
      <text:p text:style-name="P1"><text:s text:c="8"/>print row[0], row[1]</text:p>
      <text:p text:style-name="Text_20_body">We again print the data from the Writers table to the console. This time, we fetch the rows one by one. </text:p>
      <text:p text:style-name="Preformatted_20_Text">for i in range(cur.rowcount):</text:p>
      <text:p text:style-name="Preformatted_20_Text"><text:s text:c="4"/></text:p>
      <text:p text:style-name="Preformatted_20_Text"><text:s text:c="4"/>row = cur.fetchone()</text:p>
      <text:p text:style-name="P1"><text:s text:c="4"/>print row[0], row[1]</text:p>
      <text:p text:style-name="Text_20_body">We fetch the rows one by one using the <text:span text:style-name="Source_20_Text">fetchone()</text:span> method. The rowcount property gives the number of rows returned by the SQL statement. </text:p>
      <text:p text:style-name="Preformatted_20_Text">$ ./retrieve2.py</text:p>
      <text:p text:style-name="Preformatted_20_Text">1 Jack London</text:p>
      <text:p text:style-name="Preformatted_20_Text">2 Honore de Balzac</text:p>
      <text:p text:style-name="Preformatted_20_Text">3 Lion Feuchtwanger</text:p>
      <text:p text:style-name="Preformatted_20_Text">4 Emile Zola</text:p>
      <text:p text:style-name="P1">5 Truman Capote</text:p>
      <text:p text:style-name="Text_20_body">Output of the example. </text:p>
      <text:h text:style-name="Heading_20_2" text:outline-level="2">The dictionary cursor</text:h>
      <text:p text:style-name="Text_20_body">There are multiple cursor types in the MySQLdb module. The default cursor returns the data in a tuple of tuples. When we use a dictionary cursor, the data is sent in a form of Python dictionaries. This way we can refer to the data by their column names. </text:p>
      <text:p text:style-name="Preformatted_20_Text">#!/usr/bin/python</text:p>
      <text:p text:style-name="Preformatted_20_Text"># -*- coding: utf-8 -*-</text:p>
      <text:p text:style-name="Preformatted_20_Text"/>
      <text:p text:style-name="Preformatted_20_Text">import MySQLdb as mdb</text:p>
      <text:p text:style-name="Preformatted_20_Text"/>
      <text:p text:style-name="Preformatted_20_Text">con = mdb.connect('localhost', 'testuser', 'test623', 'testdb')</text:p>
      <text:p text:style-name="Preformatted_20_Text"/>
      <text:p text:style-name="Preformatted_20_Text">with con:</text:p>
      <text:p text:style-name="Preformatted_20_Text"/>
      <text:p text:style-name="Preformatted_20_Text"><text:s text:c="4"/>cur = con.cursor(mdb.cursors.DictCursor)</text:p>
      <text:p text:style-name="Preformatted_20_Text"><text:s text:c="4"/>cur.execute("SELECT * FROM Writers LIMIT 4")</text:p>
      <text:p text:style-name="Preformatted_20_Text"/>
      <text:p text:style-name="Preformatted_20_Text"><text:s text:c="4"/>rows = cur.fetchall()</text:p>
      <text:p text:style-name="Preformatted_20_Text"><text:soft-page-break/></text:p>
      <text:p text:style-name="Preformatted_20_Text"><text:s text:c="4"/>for row in rows:</text:p>
      <text:p text:style-name="P1"><text:s text:c="8"/>print row["Id"], row["Name"]</text:p>
      <text:p text:style-name="Text_20_body">In this example, we get the first four rows of the Writers table using the dictionary cursor. </text:p>
      <text:p text:style-name="P1">cur = con.cursor(mdb.cursors.DictCursor)</text:p>
      <text:p text:style-name="Text_20_body">We use the <text:span text:style-name="Source_20_Text">DictCursor</text:span> dictionary cursor. </text:p>
      <text:p text:style-name="P1">cur.execute("SELECT * FROM Writers LIMIT 4")</text:p>
      <text:p text:style-name="Text_20_body">We fetch four rows from the Writers table. </text:p>
      <text:p text:style-name="Preformatted_20_Text">for row in rows:</text:p>
      <text:p text:style-name="P1"><text:s text:c="4"/>print row["Id"], row["Name"]</text:p>
      <text:p text:style-name="Text_20_body">We refer to the data by column names of the Writers table. </text:p>
      <text:p text:style-name="Preformatted_20_Text">$ ./dictcur.py</text:p>
      <text:p text:style-name="Preformatted_20_Text">1 Jack London</text:p>
      <text:p text:style-name="Preformatted_20_Text">2 Honore de Balzac</text:p>
      <text:p text:style-name="Preformatted_20_Text">3 Lion Feuchtwanger</text:p>
      <text:p text:style-name="P1">4 Emile Zola</text:p>
      <text:p text:style-name="Text_20_body">Example output. </text:p>
      <text:h text:style-name="Heading_20_2" text:outline-level="2">Column headers</text:h>
      <text:p text:style-name="Text_20_body">Next we will show, how to print column headers with the data from the database table. </text:p>
      <text:p text:style-name="Preformatted_20_Text">#!/usr/bin/python</text:p>
      <text:p text:style-name="Preformatted_20_Text"># -*- coding: utf-8 -*-</text:p>
      <text:p text:style-name="Preformatted_20_Text"/>
      <text:p text:style-name="Preformatted_20_Text">import MySQLdb as mdb</text:p>
      <text:p text:style-name="Preformatted_20_Text"/>
      <text:p text:style-name="Preformatted_20_Text">con = mdb.connect('localhost', 'testuser', 'test623', 'testdb')</text:p>
      <text:p text:style-name="Preformatted_20_Text"/>
      <text:p text:style-name="Preformatted_20_Text">with con:</text:p>
      <text:p text:style-name="Preformatted_20_Text"/>
      <text:p text:style-name="Preformatted_20_Text"><text:s text:c="4"/>cur = con.cursor()</text:p>
      <text:p text:style-name="Preformatted_20_Text"><text:s text:c="4"/>cur.execute("SELECT * FROM Writers LIMIT 5")</text:p>
      <text:p text:style-name="Preformatted_20_Text"/>
      <text:p text:style-name="Preformatted_20_Text"><text:s text:c="4"/>rows = cur.fetchall()</text:p>
      <text:p text:style-name="Preformatted_20_Text"/>
      <text:p text:style-name="Preformatted_20_Text"><text:s text:c="4"/>desc = cur.description</text:p>
      <text:p text:style-name="Preformatted_20_Text"/>
      <text:p text:style-name="Preformatted_20_Text"><text:s text:c="4"/>print "%s %3s" % (desc[0][0], desc[1][0])</text:p>
      <text:p text:style-name="Preformatted_20_Text"/>
      <text:p text:style-name="Preformatted_20_Text"><text:s text:c="4"/>for row in rows: <text:s text:c="3"/></text:p>
      <text:p text:style-name="P1"><text:s text:c="8"/>print "%2s %3s" % row</text:p>
      <text:p text:style-name="Text_20_body">Again, we print the contents of the Writers table to the console. Now, we include the names of the columns too. The column names are considered to be the 'meta data'. It is obtained from the cursor object. </text:p>
      <text:p text:style-name="P1">desc = cur.description</text:p>
      <text:p text:style-name="Text_20_body"><text:soft-page-break/>A description attribute of the cursor returns information about each of the result columns of a query. </text:p>
      <text:p text:style-name="P1">print "%s %3s" % (desc[0][0], desc[1][0])</text:p>
      <text:p text:style-name="Text_20_body">Here we print and format the table column names. </text:p>
      <text:p text:style-name="Preformatted_20_Text">for row in rows: <text:s text:c="3"/></text:p>
      <text:p text:style-name="P1"><text:s text:c="4"/>print "%2s %3s" % row</text:p>
      <text:p text:style-name="Text_20_body">And here, we traverse and print the data. </text:p>
      <text:p text:style-name="Preformatted_20_Text">$ ./columnheaders.py</text:p>
      <text:p text:style-name="Preformatted_20_Text">Id Name</text:p>
      <text:p text:style-name="Preformatted_20_Text"><text:s/>1 Jack London</text:p>
      <text:p text:style-name="Preformatted_20_Text"><text:s/>2 Honore de Balzac</text:p>
      <text:p text:style-name="Preformatted_20_Text"><text:s/>3 Lion Feuchtwanger</text:p>
      <text:p text:style-name="Preformatted_20_Text"><text:s/>4 Emile Zola</text:p>
      <text:p text:style-name="P1"><text:s/>5 Truman Capote</text:p>
      <text:p text:style-name="Text_20_body">Ouput of the script. </text:p>
      <text:h text:style-name="Heading_20_2" text:outline-level="2">Prepared statements</text:h>
      <text:p text:style-name="Text_20_body">Now we will concern ourselves with prepared statements. When we write prepared statements, we use placeholders instead of directly writing the values into the statements. Prepared statements increase security and performance. The Python DB API specification suggests 5 different ways how to build prepared statements. MySQLdb module supports one of them, the ANSI printf format codes. </text:p>
      <text:p text:style-name="Preformatted_20_Text">#!/usr/bin/python</text:p>
      <text:p text:style-name="Preformatted_20_Text"># -*- coding: utf-8 -*-</text:p>
      <text:p text:style-name="Preformatted_20_Text"/>
      <text:p text:style-name="Preformatted_20_Text">import MySQLdb as mdb</text:p>
      <text:p text:style-name="Preformatted_20_Text"/>
      <text:p text:style-name="Preformatted_20_Text">con = mdb.connect('localhost', 'testuser', 'test623', 'testdb')</text:p>
      <text:p text:style-name="Preformatted_20_Text"><text:s text:c="4"/></text:p>
      <text:p text:style-name="Preformatted_20_Text">with con: <text:s text:c="3"/></text:p>
      <text:p text:style-name="Preformatted_20_Text"/>
      <text:p text:style-name="Preformatted_20_Text"><text:s text:c="4"/>cur = con.cursor()</text:p>
      <text:p text:style-name="Preformatted_20_Text"><text:s text:c="8"/></text:p>
      <text:p text:style-name="Preformatted_20_Text"><text:s text:c="4"/>cur.execute("UPDATE Writers SET Name = %s WHERE Id = %s", </text:p>
      <text:p text:style-name="Preformatted_20_Text"><text:s text:c="8"/>("Guy de Maupasant", "4")) <text:s text:c="7"/></text:p>
      <text:p text:style-name="Preformatted_20_Text"><text:s text:c="4"/></text:p>
      <text:p text:style-name="P1"><text:s text:c="4"/>print "Number of rows updated:", <text:s/>cur.rowcount</text:p>
      <text:p text:style-name="Text_20_body">We change the name of an author on the fourth row. </text:p>
      <text:p text:style-name="Preformatted_20_Text">cur.execute("UPDATE Writers SET Name = %s WHERE Id = %s", </text:p>
      <text:p text:style-name="P1"><text:s text:c="4"/>("Guy de Maupasant", "4")) <text:s text:c="2"/></text:p>
      <text:p text:style-name="Text_20_body">We use the two placeholders identified by the <text:span text:style-name="Source_20_Text">%s</text:span> markers. Before the SQL statement is executed, the values are bound to their placeholders. </text:p>
      <text:p text:style-name="Preformatted_20_Text">$ ./prepared.py</text:p>
      <text:p text:style-name="P1">Number of rows updated: 1</text:p>
      <text:p text:style-name="Text_20_body">We have updated one row. </text:p>
      <text:p text:style-name="Preformatted_20_Text"><text:soft-page-break/>mysql&gt; SELECT Name FROM Writers WHERE Id=4;</text:p>
      <text:p text:style-name="Preformatted_20_Text">+------------------+</text:p>
      <text:p text:style-name="Preformatted_20_Text">| Name <text:s text:c="12"/>|</text:p>
      <text:p text:style-name="Preformatted_20_Text">+------------------+</text:p>
      <text:p text:style-name="Preformatted_20_Text">| Guy de Maupasant |</text:p>
      <text:p text:style-name="Preformatted_20_Text">+------------------+</text:p>
      <text:p text:style-name="P1">1 row in set (0.00 sec)</text:p>
      <text:p text:style-name="Text_20_body">The author on the fourth row was successfully changed. </text:p>
      <text:h text:style-name="Heading_20_2" text:outline-level="2">Inserting images</text:h>
      <text:p text:style-name="Text_20_body">People often look for ways to insert images into databases. We will show how it can be done in SQLite and Python. Note that some people do not recommend to put images into databases. Images are binary data. MySQL database has a special data type to store binary data called <text:span text:style-name="T1">BLOB</text:span> (Binary Large Object). TINYBLOB, BLOB, MEDIUMBLOB and LONGBLOB are variants of the binary object type. </text:p>
      <text:p text:style-name="Preformatted_20_Text">mysql&gt; CREATE TABLE Images(Id INT PRIMARY KEY, Data MEDIUMBLOB);</text:p>
      <text:p text:style-name="P1">Query OK, 0 rows affected (0.08 sec)</text:p>
      <text:p text:style-name="Text_20_body">For this example, we create a new table called Images. </text:p>
      <text:p text:style-name="Preformatted_20_Text">#!/usr/bin/python</text:p>
      <text:p text:style-name="Preformatted_20_Text"># -*- coding: utf-8 -*-</text:p>
      <text:p text:style-name="Preformatted_20_Text"/>
      <text:p text:style-name="Preformatted_20_Text">import MySQLdb as mdb</text:p>
      <text:p text:style-name="Preformatted_20_Text"/>
      <text:p text:style-name="Preformatted_20_Text"/>
      <text:p text:style-name="Preformatted_20_Text">def read_image():</text:p>
      <text:p text:style-name="Preformatted_20_Text"><text:s text:c="4"/></text:p>
      <text:p text:style-name="Preformatted_20_Text"><text:s text:c="4"/>fin = open("woman.jpg") <text:s text:c="3"/></text:p>
      <text:p text:style-name="Preformatted_20_Text"><text:s text:c="4"/>img = fin.read()</text:p>
      <text:p text:style-name="Preformatted_20_Text"><text:s text:c="4"/></text:p>
      <text:p text:style-name="Preformatted_20_Text"><text:s text:c="4"/>return img</text:p>
      <text:p text:style-name="Preformatted_20_Text"><text:s text:c="4"/></text:p>
      <text:p text:style-name="Preformatted_20_Text"/>
      <text:p text:style-name="Preformatted_20_Text">con = mdb.connect('localhost', 'testuser', 'test623', 'testdb')</text:p>
      <text:p text:style-name="Preformatted_20_Text"><text:s/></text:p>
      <text:p text:style-name="Preformatted_20_Text">with con:</text:p>
      <text:p text:style-name="Preformatted_20_Text"><text:s text:c="4"/></text:p>
      <text:p text:style-name="Preformatted_20_Text"><text:s text:c="4"/>cur = con.cursor()</text:p>
      <text:p text:style-name="Preformatted_20_Text"><text:s text:c="4"/>data = read_image()</text:p>
      <text:p text:style-name="P1"><text:s text:c="4"/>cur.execute("INSERT INTO Images VALUES(1, %s)", (data, ))</text:p>
      <text:p text:style-name="Text_20_body">In the above script, we read a JPG image from the disk and insert it into the Images table. </text:p>
      <text:p text:style-name="Preformatted_20_Text">def read_image():</text:p>
      <text:p text:style-name="Preformatted_20_Text"><text:s text:c="4"/></text:p>
      <text:p text:style-name="Preformatted_20_Text"><text:s text:c="4"/>fin = open("woman.jpg") <text:s text:c="3"/></text:p>
      <text:p text:style-name="Preformatted_20_Text"><text:s text:c="4"/>img = fin.read()</text:p>
      <text:p text:style-name="Preformatted_20_Text"><text:s text:c="4"/></text:p>
      <text:p text:style-name="P1"><text:s text:c="4"/>return img</text:p>
      <text:p text:style-name="Text_20_body">The read_image() method reads binary data from the JPG file, located in the current working directory. </text:p>
      <text:p text:style-name="P1">cur.execute("INSERT INTO Images VALUES(1, %s)", (data, ))</text:p>
      <text:p text:style-name="Text_20_body"><text:soft-page-break/>We insert the image data into the Images table. </text:p>
      <text:h text:style-name="Heading_20_2" text:outline-level="2">Reading images</text:h>
      <text:p text:style-name="Text_20_body">In the previous example, we have inserted an image into the database table. Now we are going to read the image back from the table. </text:p>
      <text:p text:style-name="Preformatted_20_Text">#!/usr/bin/python</text:p>
      <text:p text:style-name="Preformatted_20_Text"># -*- coding: utf-8 -*-</text:p>
      <text:p text:style-name="Preformatted_20_Text"/>
      <text:p text:style-name="Preformatted_20_Text">import MySQLdb as mdb </text:p>
      <text:p text:style-name="Preformatted_20_Text"/>
      <text:p text:style-name="Preformatted_20_Text">def writeImage(data):</text:p>
      <text:p text:style-name="Preformatted_20_Text"><text:s text:c="4"/></text:p>
      <text:p text:style-name="Preformatted_20_Text"><text:s text:c="4"/>fout = open('woman2.jpg', 'wb')</text:p>
      <text:p text:style-name="Preformatted_20_Text"><text:s text:c="4"/></text:p>
      <text:p text:style-name="Preformatted_20_Text"><text:s text:c="4"/>with fout:</text:p>
      <text:p text:style-name="Preformatted_20_Text"><text:s text:c="8"/></text:p>
      <text:p text:style-name="Preformatted_20_Text"><text:s text:c="8"/>fout.write(data)</text:p>
      <text:p text:style-name="Preformatted_20_Text"/>
      <text:p text:style-name="Preformatted_20_Text">con = mdb.connect('localhost', 'testuser', 'test623', 'testdb')</text:p>
      <text:p text:style-name="Preformatted_20_Text"/>
      <text:p text:style-name="Preformatted_20_Text">with con:</text:p>
      <text:p text:style-name="Preformatted_20_Text"/>
      <text:p text:style-name="Preformatted_20_Text"><text:s text:c="4"/>cur = con.cursor()</text:p>
      <text:p text:style-name="Preformatted_20_Text"/>
      <text:p text:style-name="Preformatted_20_Text"><text:s text:c="4"/>cur.execute("SELECT Data FROM Images WHERE Id=1")</text:p>
      <text:p text:style-name="Preformatted_20_Text"><text:s text:c="4"/>data = cur.fetchone()[0]</text:p>
      <text:p text:style-name="P1"><text:s text:c="4"/>writeImage(data) <text:s text:c="3"/></text:p>
      <text:p text:style-name="Text_20_body">We read one image from the Images table. </text:p>
      <text:p text:style-name="P1">cur.execute("SELECT Data FROM Images WHERE Id=1")</text:p>
      <text:p text:style-name="Text_20_body">We select one record from the table. </text:p>
      <text:p text:style-name="P1">fout = open('woman2.jpg', 'wb')</text:p>
      <text:p text:style-name="Text_20_body">We open a writable binary file. </text:p>
      <text:p text:style-name="P1">fout.write(data)</text:p>
      <text:p text:style-name="Text_20_body">We write the data to the disk. </text:p>
      <text:p text:style-name="Text_20_body">Now we should have an image called woman2.jpg in our current directory. We can check if it is the same image, that we have inserted into the table. </text:p>
      <text:h text:style-name="Heading_20_2" text:outline-level="2">Transaction support</text:h>
      <text:p text:style-name="Text_20_body">A <text:span text:style-name="T2">transaction</text:span> is an atomic unit of database operations against the data in one or more databases. The effects of all the SQL statements in a transaction can be either all committed to the database or all rolled back. </text:p>
      <text:p text:style-name="Text_20_body">For databases that support transactions, the Python interface silently starts a transaction when the cursor is created. The commit() method commits the updates made using that cursor, and the rollback() <text:soft-page-break/>method discards them. Each method starts a new transaction. </text:p>
      <text:p text:style-name="Text_20_body">The MySQL database has different types of storage engines. The most common are the MyISAM and the InnoDB engines. Since MySQL 5.5, InnoDB becomes the default storage engine. There is a trade-off between data security and database speed. The MyISAM tables are faster to process and they do not support transactions. The commit() and rollback() methods are not implemented. They do nothing. On the other hand, the InnoDB tables are more safe against the data loss. They support transactions. They are slower to process. </text:p>
      <text:p text:style-name="Preformatted_20_Text">#!/usr/bin/python</text:p>
      <text:p text:style-name="Preformatted_20_Text"># -*- coding: utf-8 -*-</text:p>
      <text:p text:style-name="Preformatted_20_Text"/>
      <text:p text:style-name="Preformatted_20_Text">import MySQLdb as mdb</text:p>
      <text:p text:style-name="Preformatted_20_Text">import sys</text:p>
      <text:p text:style-name="Preformatted_20_Text"/>
      <text:p text:style-name="Preformatted_20_Text"/>
      <text:p text:style-name="Preformatted_20_Text">try:</text:p>
      <text:p text:style-name="Preformatted_20_Text"><text:s text:c="4"/>con = mdb.connect('localhost', 'testuser', 'test623', 'testdb')</text:p>
      <text:p text:style-name="Preformatted_20_Text"/>
      <text:p text:style-name="Preformatted_20_Text"><text:s text:c="4"/>cur = con.cursor()</text:p>
      <text:p text:style-name="Preformatted_20_Text"><text:s text:c="4"/>cur.execute("DROP TABLE IF EXISTS Writers")</text:p>
      <text:p text:style-name="Preformatted_20_Text"><text:s text:c="4"/>cur.execute("CREATE TABLE Writers(Id INT PRIMARY KEY AUTO_INCREMENT, \</text:p>
      <text:p text:style-name="Preformatted_20_Text"><text:s text:c="17"/>Name VARCHAR(25)) ENGINE=INNODB")</text:p>
      <text:p text:style-name="Preformatted_20_Text"><text:s text:c="4"/>cur.execute("INSERT INTO Writers(Name) VALUES('Jack London')")</text:p>
      <text:p text:style-name="Preformatted_20_Text"><text:s text:c="4"/>cur.execute("INSERT INTO Writers(Name) VALUES('Honore de Balzac')")</text:p>
      <text:p text:style-name="Preformatted_20_Text"><text:s text:c="4"/>cur.execute("INSERT INTO Writers(Name) VALUES('Lion Feuchtwanger')")</text:p>
      <text:p text:style-name="Preformatted_20_Text"><text:s text:c="4"/>cur.execute("INSERT INTO Writers(Name) VALUES('Emile Zola')")</text:p>
      <text:p text:style-name="Preformatted_20_Text"><text:s text:c="4"/>cur.execute("INSERT INTO Writers(Name) VALUES('Truman Capote')")</text:p>
      <text:p text:style-name="Preformatted_20_Text"><text:s text:c="4"/>cur.execute("INSERT INTO Writers(Name) VALUES('Terry Pratchett')")</text:p>
      <text:p text:style-name="Preformatted_20_Text"><text:s text:c="4"/></text:p>
      <text:p text:style-name="Preformatted_20_Text"><text:s text:c="4"/>con.commit()</text:p>
      <text:p text:style-name="Preformatted_20_Text"/>
      <text:p text:style-name="Preformatted_20_Text"><text:s text:c="4"/></text:p>
      <text:p text:style-name="Preformatted_20_Text">except mdb.Error, e:</text:p>
      <text:p text:style-name="Preformatted_20_Text"><text:s text:c="2"/></text:p>
      <text:p text:style-name="Preformatted_20_Text"><text:s text:c="4"/>if con:</text:p>
      <text:p text:style-name="Preformatted_20_Text"><text:s text:c="8"/>con.rollback()</text:p>
      <text:p text:style-name="Preformatted_20_Text"><text:s text:c="8"/></text:p>
      <text:p text:style-name="Preformatted_20_Text"><text:s text:c="4"/>print "Error %d: %s" % (e.args[0],e.args[1])</text:p>
      <text:p text:style-name="Preformatted_20_Text"><text:s text:c="4"/>sys.exit(1)</text:p>
      <text:p text:style-name="Preformatted_20_Text"><text:s text:c="4"/></text:p>
      <text:p text:style-name="Preformatted_20_Text">finally: <text:s text:c="3"/></text:p>
      <text:p text:style-name="Preformatted_20_Text"><text:s text:c="12"/></text:p>
      <text:p text:style-name="Preformatted_20_Text"><text:s text:c="4"/>if con: <text:s text:c="3"/></text:p>
      <text:p text:style-name="P1"><text:s text:c="8"/>con.close()</text:p>
      <text:p text:style-name="Text_20_body">We recreate the Writers table. We explicitly work with transactions. </text:p>
      <text:p text:style-name="P1">cur = con.cursor()</text:p>
      <text:p text:style-name="Text_20_body">In Python DB API, we do not call the BEGIN statement to start a transaction. A transaction is started when the cursor is created. </text:p>
      <text:p text:style-name="Preformatted_20_Text">cur.execute("CREATE TABLE Writers(Id INT PRIMARY KEY AUTO_INCREMENT, \</text:p>
      <text:p text:style-name="P1"><text:s text:c="16"/>Name VARCHAR(25)) ENGINE=INNODB")</text:p>
      <text:p text:style-name="Text_20_body">We are dealing with a InnoDB table type. For older MySQL versions (&lt;5.5), we need to specify the <text:soft-page-break/>engine type with the ENGINE=INNODB option. </text:p>
      <text:p text:style-name="P1">con.commit()</text:p>
      <text:p text:style-name="Text_20_body">We must end a transaction with either a commit() or a rollback() method. If we comment this line, the table is created but the data is not written to the table. </text:p>
      <text:p text:style-name="Text_20_body">In this tutorial, we have been working with transactions without explicitly stating it. We used context managers. The context manager handles the entry and the exit from the desired runtime context for the execution of the block of code. Context managers are normally invoked using the <text:span text:style-name="T2">with</text:span> statement. </text:p>
      <text:p text:style-name="Text_20_body">Connection objects in MySQLdb module can be used as context managers. They automatically commit or rollback transactions. Connection context managers clean up code by factoring out try/except/finally statements. </text:p>
      <text:p text:style-name="Preformatted_20_Text">#!/usr/bin/python</text:p>
      <text:p text:style-name="Preformatted_20_Text"># -*- coding: utf-8 -*-</text:p>
      <text:p text:style-name="Preformatted_20_Text"/>
      <text:p text:style-name="Preformatted_20_Text">import MySQLdb as mdb</text:p>
      <text:p text:style-name="Preformatted_20_Text"/>
      <text:p text:style-name="Preformatted_20_Text">con = mdb.connect('localhost', 'testuser', 'test623', 'testdb')</text:p>
      <text:p text:style-name="Preformatted_20_Text"/>
      <text:p text:style-name="Preformatted_20_Text">with con:</text:p>
      <text:p text:style-name="Preformatted_20_Text"><text:s text:c="4"/></text:p>
      <text:p text:style-name="Preformatted_20_Text"><text:s text:c="4"/>cur = con.cursor()</text:p>
      <text:p text:style-name="Preformatted_20_Text"><text:s text:c="4"/>cur.execute("DROP TABLE IF EXISTS Writers")</text:p>
      <text:p text:style-name="Preformatted_20_Text"><text:s text:c="4"/>cur.execute("CREATE TABLE Writers(Id INT PRIMARY KEY AUTO_INCREMENT, \</text:p>
      <text:p text:style-name="Preformatted_20_Text"><text:s text:c="17"/>Name VARCHAR(25))")</text:p>
      <text:p text:style-name="Preformatted_20_Text"><text:s text:c="4"/>cur.execute("INSERT INTO Writers(Name) VALUES('Jack London')")</text:p>
      <text:p text:style-name="Preformatted_20_Text"><text:s text:c="4"/>cur.execute("INSERT INTO Writers(Name) VALUES('Honore de Balzac')")</text:p>
      <text:p text:style-name="Preformatted_20_Text"><text:s text:c="4"/>cur.execute("INSERT INTO Writers(Name) VALUES('Lion Feuchtwanger')")</text:p>
      <text:p text:style-name="Preformatted_20_Text"><text:s text:c="4"/>cur.execute("INSERT INTO Writers(Name) VALUES('Emile Zola')")</text:p>
      <text:p text:style-name="Preformatted_20_Text"><text:s text:c="4"/>cur.execute("INSERT INTO Writers(Name) VALUES('Truman Capote')")</text:p>
      <text:p text:style-name="P1"><text:s text:c="4"/>cur.execute("INSERT INTO Writers(Name) VALUES('Terry Pratchett')")</text:p>
      <text:p text:style-name="Text_20_body">In our code example, the context manager deals with all the work necessary for error handling. It automatically commits or rolls back a transaction. </text:p>
      <text:p text:style-name="Text_20_body">This was MySQL Python tutorial. ZetCode has a complete e-book for SQLite Pyth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Lohit Hindi2"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Lohit Hindi"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Source_20_Text" style:display-name="Source Text" style:family="text">
      <style:text-properties style:font-name="DejaVu Sans Mono" style:font-name-asian="DejaVu Sans Mono" style:font-name-complex="Lohit Hindi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eginald Dudley</meta:initial-creator>
    <meta:creation-date>2013-08-24T14:37:03</meta:creation-date>
    <dc:date>2013-08-24T14:37:52</dc:date>
    <dc:creator>Reginald Dudley</dc:creator>
    <meta:editing-duration>P0D</meta:editing-duration>
    <meta:editing-cycles>1</meta:editing-cycles>
    <meta:document-statistic meta:table-count="0" meta:image-count="0" meta:object-count="0" meta:page-count="12" meta:paragraph-count="412" meta:word-count="2668" meta:character-count="18012" meta:non-whitespace-character-count="14791"/>
    <meta:generator>LibreOffice/4.0.2.2$Linux_X86_64 LibreOffice_project/400m0$Build-2</meta:generator>
  </office:meta>
</office:document-meta>
</file>